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26.B28" style:family="table-cell">
      <style:table-cell-properties fo:padding="0.097cm" fo:border="none"/>
    </style:style>
    <style:style style:name="Table26.C28"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A14" style:family="table-cell">
      <style:table-cell-properties fo:background-color="#000000" fo:padding="0.097cm" fo:border-left="none" fo:border-right="none" fo:border-top="none" fo:border-bottom="0.05pt solid #000000">
        <style:background-image/>
      </style:table-cell-properties>
    </style:style>
    <style:style style:name="Table2.A15" style:family="table-cell">
      <style:table-cell-properties fo:background-color="#000000" fo:padding="0.097cm" fo:border-left="none" fo:border-right="none" fo:border-top="none" fo:border-bottom="0.05pt solid #000000">
        <style:background-image/>
      </style:table-cell-properties>
    </style:style>
    <style:style style:name="Table2.A16"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Table8"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8.A" style:family="table-column">
      <style:table-column-properties style:column-width="14.527cm"/>
    </style:style>
    <style:style style:name="Table8.A1" style:family="table-cell">
      <style:table-cell-properties fo:background-color="#000000" fo:padding="0.097cm" fo:border="0.05pt solid #000000">
        <style:background-image/>
      </style:table-cell-properties>
    </style:style>
    <style:style style:name="Table8.2" style:family="table-row">
      <style:table-row-properties fo:background-color="transparent" style:keep-together="true" fo:keep-together="auto">
        <style:background-image/>
      </style:table-row-properties>
    </style:style>
    <style:style style:name="Table8.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8.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7"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Code">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Standard" style:master-page-name="Index">
      <style:paragraph-properties fo:margin-left="0cm" fo:margin-right="0cm" fo:text-indent="0cm" style:auto-text-indent="false" style:page-number="auto"/>
    </style:style>
    <style:style style:name="P47" style:family="paragraph" style:parent-style-name="Standard" style:master-page-name="Index">
      <style:paragraph-properties style:page-number="auto"/>
    </style:style>
    <style:style style:name="P48" style:family="paragraph" style:parent-style-name="Standard" style:list-style-name=""/>
    <style:style style:name="P49" style:family="paragraph" style:parent-style-name="Heading_20_2">
      <style:paragraph-properties fo:break-before="page"/>
    </style:style>
    <style:style style:name="P50" style:family="paragraph" style:parent-style-name="Heading_20_2">
      <style:paragraph-properties fo:margin-left="3cm" fo:margin-right="0cm" fo:text-indent="0cm" style:auto-text-indent="false"/>
    </style:style>
    <style:style style:name="P51" style:family="paragraph" style:parent-style-name="Contents_20_1">
      <style:paragraph-properties>
        <style:tab-stops>
          <style:tab-stop style:position="0cm"/>
          <style:tab-stop style:position="3cm"/>
        </style:tab-stops>
      </style:paragraph-properties>
    </style:style>
    <style:style style:name="P52" style:family="paragraph" style:parent-style-name="Contents_20_2">
      <style:paragraph-properties>
        <style:tab-stops>
          <style:tab-stop style:position="0cm"/>
        </style:tab-stops>
      </style:paragraph-properties>
    </style:style>
    <style:style style:name="P53" style:family="paragraph" style:parent-style-name="Heading_20_TOC" style:master-page-name="Index">
      <style:paragraph-properties style:page-number="1"/>
    </style:style>
    <style:style style:name="P54" style:family="paragraph" style:parent-style-name="List" style:list-style-name="L13"/>
    <style:style style:name="P55" style:family="paragraph" style:parent-style-name="List" style:list-style-name="L1">
      <style:paragraph-properties fo:margin-left="2.341cm" fo:margin-right="0cm" fo:text-indent="0cm" style:auto-text-indent="false"/>
    </style:style>
    <style:style style:name="P56" style:family="paragraph" style:parent-style-name="List" style:list-style-name="L11">
      <style:paragraph-properties fo:margin-left="2.341cm" fo:margin-right="0cm" fo:text-indent="0cm" style:auto-text-indent="false"/>
    </style:style>
    <style:style style:name="P57" style:family="paragraph" style:parent-style-name="List" style:list-style-name="L13">
      <style:paragraph-properties fo:margin-left="2.341cm" fo:margin-right="0cm" fo:text-indent="0cm" style:auto-text-indent="false"/>
    </style:style>
    <style:style style:name="P5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9" style:family="paragraph" style:parent-style-name="Table_20_Contents" style:list-style-name="L2"/>
    <style:style style:name="P60" style:family="paragraph" style:parent-style-name="Table_20_Contents" style:list-style-name="L2">
      <style:paragraph-properties fo:keep-together="always"/>
    </style:style>
    <style:style style:name="P61" style:family="paragraph" style:parent-style-name="Table_20_Contents" style:list-style-name="L12">
      <style:paragraph-properties fo:keep-together="always"/>
    </style:style>
    <style:style style:name="P62" style:family="paragraph" style:parent-style-name="Table_20_Contents" style:list-style-name="L3"/>
    <style:style style:name="P63" style:family="paragraph" style:parent-style-name="Table_20_Contents" style:list-style-name="L4"/>
    <style:style style:name="P64" style:family="paragraph" style:parent-style-name="Table_20_Contents" style:list-style-name="L5"/>
    <style:style style:name="P65" style:family="paragraph" style:parent-style-name="Table_20_Contents" style:list-style-name="L6"/>
    <style:style style:name="P66" style:family="paragraph" style:parent-style-name="Table_20_Contents" style:list-style-name="L7"/>
    <style:style style:name="P67" style:family="paragraph" style:parent-style-name="Table_20_Contents" style:list-style-name="L8"/>
    <style:style style:name="P68" style:family="paragraph" style:parent-style-name="Table_20_Contents" style:list-style-name="L9"/>
    <style:style style:name="P69" style:family="paragraph" style:parent-style-name="Table_20_Contents" style:list-style-name="L10"/>
    <style:style style:name="P70" style:family="paragraph" style:parent-style-name="Table_20_Contents" style:list-style-name="L12"/>
    <style:style style:name="P71" style:family="paragraph" style:parent-style-name="Table_20_Contents" style:list-style-name="L12">
      <style:paragraph-properties fo:keep-together="always"/>
      <style:text-properties fo:font-size="10pt" style:letter-kerning="false"/>
    </style:style>
    <style:style style:name="P72" style:family="paragraph" style:parent-style-name="Table_20_Contents" style:list-style-name="L12">
      <style:text-properties fo:font-size="10pt" style:letter-kerning="false"/>
    </style:style>
    <style:style style:name="P73" style:family="paragraph" style:parent-style-name="Table_20_Contents" style:list-style-name="L12">
      <style:text-properties fo:font-weight="normal" style:font-weight-asian="normal" style:font-weight-complex="normal"/>
    </style:style>
    <style:style style:name="P74" style:family="paragraph" style:parent-style-name="Table_20_Contents">
      <style:paragraph-properties fo:text-align="center" style:justify-single-word="false"/>
      <style:text-properties fo:color="#ffffff"/>
    </style:style>
    <style:style style:name="P75" style:family="paragraph" style:parent-style-name="Table_20_Contents">
      <style:paragraph-properties fo:text-align="end" style:justify-single-word="false"/>
    </style:style>
    <style:style style:name="P76" style:family="paragraph" style:parent-style-name="Table_20_Contents" style:list-style-name="L12">
      <style:paragraph-properties fo:margin-left="0.415cm" fo:margin-right="0.011cm" fo:text-indent="0cm" style:auto-text-indent="false"/>
    </style:style>
    <style:style style:name="P77" style:family="paragraph" style:parent-style-name="Table_20_Contents" style:list-style-name="L12">
      <style:paragraph-properties fo:margin-left="0.415cm" fo:margin-right="0.011cm" fo:text-indent="0cm" style:auto-text-indent="false">
        <style:tab-stops/>
      </style:paragraph-properties>
    </style:style>
    <style:style style:name="P78"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9" style:family="paragraph" style:parent-style-name="Heading_20_1" style:master-page-name="Standard">
      <style:paragraph-properties style:page-number="auto"/>
    </style:style>
    <style:style style:name="P80"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Optima2" fo:font-size="10pt" style:font-size-asian="10pt" style:font-size-complex="10pt"/>
    </style:style>
    <style:style style:name="T14"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2" text:anchor-type="paragraph" svg:x="1.6cm" svg:y="0.94cm" svg:width="7.654cm" svg:height="4.196cm" draw:z-index="0"><draw:image xlink:href="../sogo.png" xlink:type="simple" xlink:show="embed" xlink:actuate="onLoad"/></draw:frame></text:p>
      <text:p text:style-name="P6"/>
      <text:p text:style-name="P7"/>
      <text:p text:style-name="P7"/>
      <text:p text:style-name="P7"/>
      <text:p text:style-name="P7"/>
      <text:p text:style-name="P16"/>
      <text:p text:style-name="P18">version 1.3.13</text:p>
      <text:p text:style-name="P17">Installation and Configuration Guide</text:p>
      <text:p text:style-name="P7"/>
      <text:p text:style-name="P47">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3 – March 2012</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5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Chapter 1<text:tab/>About this Guide <text:s text:c="2"/><text:tab/>3</text:p>
          <text:p text:style-name="P51">Chapter 2<text:tab/>Introduction <text:s text:c="2"/><text:tab/>4</text:p>
          <text:p text:style-name="P52">Architecture <text:s text:c="2"/><text:tab/>5</text:p>
          <text:p text:style-name="P51">Chapter 3<text:tab/>System Requirements <text:s text:c="2"/><text:tab/>6</text:p>
          <text:p text:style-name="P52">Assumptions <text:s text:c="2"/><text:tab/>6</text:p>
          <text:p text:style-name="P52">Minimum Hardware Requirements <text:s text:c="2"/><text:tab/>7</text:p>
          <text:p text:style-name="P52">Operating System Requirements <text:s text:c="2"/><text:tab/>8</text:p>
          <text:p text:style-name="P51">Chapter 4<text:tab/>Installation <text:s text:c="2"/><text:tab/>9</text:p>
          <text:p text:style-name="P52">Software Downloads <text:s text:c="2"/><text:tab/>9</text:p>
          <text:p text:style-name="P52">Software Installation <text:s text:c="2"/><text:tab/>9</text:p>
          <text:p text:style-name="P51">Chapter 5<text:tab/>Configuration <text:s text:c="2"/><text:tab/>10</text:p>
          <text:p text:style-name="P52">GNUstep Environment Overview <text:s text:c="2"/><text:tab/>10</text:p>
          <text:p text:style-name="P52">Preferences Hierarchy <text:s text:c="2"/><text:tab/>11</text:p>
          <text:p text:style-name="P52">General Preferences <text:s text:c="2"/><text:tab/>12</text:p>
          <text:p text:style-name="P52">Authentication using LDAP <text:s text:c="2"/><text:tab/>16</text:p>
          <text:p text:style-name="P52">LDAP Attributes Indexing <text:s text:c="2"/><text:tab/>20</text:p>
          <text:p text:style-name="P52">Authenticating using C.A.S. <text:s text:c="2"/><text:tab/>21</text:p>
          <text:p text:style-name="P52">Database Configuration <text:s text:c="2"/><text:tab/>22</text:p>
          <text:p text:style-name="P52">Authentication using SQL <text:s text:c="2"/><text:tab/>23</text:p>
          <text:p text:style-name="P52">SMTP Server Configuration <text:s text:c="2"/><text:tab/>25</text:p>
          <text:p text:style-name="P52">IMAP Server Configuration <text:s text:c="2"/><text:tab/>26</text:p>
          <text:p text:style-name="P52">Web Interface Configuration <text:s text:c="2"/><text:tab/>28</text:p>
          <text:p text:style-name="P52">SOGo Configuration Summary <text:s text:c="2"/><text:tab/>31</text:p>
          <text:p text:style-name="P52">Multi-domains Configuration <text:s text:c="2"/><text:tab/>32</text:p>
          <text:p text:style-name="P52">Apache Configuration <text:s text:c="2"/><text:tab/>35</text:p>
          <text:p text:style-name="P52">Starting Services <text:s text:c="2"/><text:tab/>35</text:p>
          <text:p text:style-name="P52">Cronjob — EMail reminders <text:s text:c="2"/><text:tab/>36</text:p>
          <text:p text:style-name="P52"><text:soft-page-break/>Cronjob — Vacation messages expiration <text:s text:c="2"/><text:tab/>36</text:p>
          <text:p text:style-name="P51">Chapter 6<text:tab/>Managing User Accounts <text:s text:c="2"/><text:tab/>37</text:p>
          <text:p text:style-name="P52">Creating the SOGo Administrative Account <text:s text:c="2"/><text:tab/>37</text:p>
          <text:p text:style-name="P52">Creating a User Account <text:s text:c="2"/><text:tab/>37</text:p>
          <text:p text:style-name="P51">Chapter 7<text:tab/>Funambol <text:s text:c="2"/><text:tab/>39</text:p>
          <text:p text:style-name="P51">Chapter 8<text:tab/>Using SOGo <text:s text:c="2"/><text:tab/>42</text:p>
          <text:p text:style-name="P52">SOGo Web Interface <text:s text:c="2"/><text:tab/>42</text:p>
          <text:p text:style-name="P52">Mozilla Thunderbird and Lightning <text:s text:c="2"/><text:tab/>42</text:p>
          <text:p text:style-name="P52">Apple iCal <text:s text:c="2"/><text:tab/>43</text:p>
          <text:p text:style-name="P52">Apple AddressBook <text:s text:c="2"/><text:tab/>43</text:p>
          <text:p text:style-name="P52">Funambol / Mobile Devices <text:s text:c="2"/><text:tab/>44</text:p>
          <text:p text:style-name="P51">Chapter 9<text:tab/>Upgrading <text:s text:c="2"/><text:tab/>45</text:p>
          <text:p text:style-name="P51">Chapter 10<text:tab/>Additional Information <text:s text:c="2"/><text:tab/>46</text:p>
          <text:p text:style-name="P51">Chapter 11<text:tab/>Commercial Support and Contact Information <text:s text:c="2"/><text:tab/>47</text:p>
        </text:index-body>
      </text:table-of-content>
      <text:p text:style-name="Standard"/>
      <text:h text:style-name="P7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3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9"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80" text:outline-level="1">System Requirements</text:h>
      <text:h text:style-name="Heading_20_2" text:outline-level="2">Assumptions</text:h>
      <text:p text:style-name="Standard">SOGo reuses many components in an infrastructure. Thus, it requires the following <text:s/>:</text:p>
      <text:list xml:id="list1997514157" text:style-name="L1">
        <text:list-header>
          <text:p text:style-name="P55">❏<text:tab/>Database server (MySQL, PostgreSQL or Oracle)</text:p>
          <text:p text:style-name="P58">❏<text:tab/>LDAP server (OpenLDAP, Novell eDirectory, Microsoft Active Directory and others) </text:p>
          <text:p text:style-name="P55">❏<text:tab/>SMTP server (Postfix, Sendmail and others)</text:p>
          <text:p text:style-name="P5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096403813" text:style-name="L2">
              <text:list-item>
                <text:p text:style-name="P60"><text:s/>Intel, AMD, or PowerPC CPU 1 GHz</text:p>
              </text:list-item>
            </text:list>
            <text:list xml:id="list189530849" text:style-name="L3">
              <text:list-item>
                <text:p text:style-name="P62"><text:s/>512 MB of RAM (without Funambol, 1 GB RAM otherwise)</text:p>
              </text:list-item>
              <text:list-item>
                <text:p text:style-name="P62"><text:s/>1 GB of disk space</text:p>
              </text:list-item>
            </text:list>
            <text:p text:style-name="Table_20_Contents"/>
            <text:p text:style-name="Table_20_Contents">Production</text:p>
            <text:list xml:id="list1214551307" text:style-name="L4">
              <text:list-item>
                <text:p text:style-name="P63"><text:s/>Intel, AMD or PowerPC CPU 3 GHz</text:p>
              </text:list-item>
            </text:list>
            <text:list xml:id="list479412229" text:style-name="L4">
              <text:list-item>
                <text:p text:style-name="P63"><text:s/>2048 MB of RAM</text:p>
              </text:list-item>
            </text:list>
            <text:list xml:id="list1619572679" text:style-name="L5">
              <text:list-header>
                <text:p text:style-name="P64"><text:s/>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290610893" text:style-name="L6">
              <text:list-item>
                <text:p text:style-name="P65"><text:s/>Intel, AMD, or PowerPC CPU 1.5 GHz</text:p>
              </text:list-item>
            </text:list>
            <text:list xml:id="list176431456" text:style-name="L6">
              <text:list-item>
                <text:p text:style-name="P65"><text:s/>1024x768 monitor resolution</text:p>
              </text:list-item>
            </text:list>
            <text:list xml:id="list1084879091" text:style-name="L6">
              <text:list-item>
                <text:p text:style-name="P65"><text:s/>512 MB of RAM</text:p>
                <text:p text:style-name="P65"><text:s/>128 Kbps or higher network connection</text:p>
              </text:list-item>
            </text:list>
            <text:p text:style-name="Table_20_Contents"/>
            <text:p text:style-name="Table_20_Contents">Microsoft Windows</text:p>
            <text:list xml:id="list52780969" text:style-name="L7">
              <text:list-item>
                <text:p text:style-name="P66"><text:s/>Microsoft Windows XP SP2 or Vista</text:p>
              </text:list-item>
            </text:list>
            <text:p text:style-name="Table_20_Contents"/>
            <text:p text:style-name="Table_20_Contents">Apple Mac OS X</text:p>
            <text:list xml:id="list666820437" text:style-name="L8">
              <text:list-item>
                <text:p text:style-name="P67"><text:s/>Apple Mac OS X 10.2 or later</text:p>
              </text:list-item>
            </text:list>
            <text:p text:style-name="Table_20_Contents"/>
            <text:p text:style-name="Table_20_Contents">Linux</text:p>
            <text:list xml:id="list2169235278" text:style-name="L9">
              <text:list-item>
                <text:p text:style-name="P68"><text:s/>Your favourite GNU/Linux distribution</text:p>
              </text:list-item>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 Recommended</text:p>
            <text:list xml:id="list995262892" text:style-name="L10">
              <text:list-item>
                <text:p text:style-name="P69"><text:s/>Palm OS based devices with Synthesis SyncML Client</text:p>
              </text:list-item>
              <text:list-item>
                <text:p text:style-name="P69"><text:s/>Research In Motion (RIM) BlackBerry devices with Funambol client</text:p>
              </text:list-item>
              <text:list-item>
                <text:p text:style-name="P69"><text:s/>Microsoft Windows Mobile PocketPC or SmartPhone with the Funambol client</text:p>
              </text:list-item>
            </text:list>
            <text:p text:style-name="Table_20_Contents"/>
            <text:list xml:id="list1167992823" text:continue-numbering="true" text:style-name="L10">
              <text:list-header>
                <text:p text:style-name="P69">Apple iPhone / iPod / iPad using Apple iOS 3.0 or later</text:p>
              </text:list-header>
            </text:list>
          </table:table-cell>
        </table:table-row>
      </table:table>
      <text:p text:style-name="Standard"/>
      <text:h text:style-name="P49" text:outline-level="2">Operating System Requirements</text:h>
      <text:p text:style-name="Standard">The following 32-bit and 64-bit operating systems are currently supported by SOGo :</text:p>
      <text:list xml:id="list1121120026" text:style-name="L11">
        <text:list-header>
          <text:p text:style-name="P56">❏<text:tab/>Red Hat Enterprise Linux (RHEL) Server 5 and 6</text:p>
          <text:p text:style-name="P56">❏<text:tab/>Community ENTerprise Operating System (CentOS) 5 and 6</text:p>
          <text:p text:style-name="P56">❏<text:tab/>Debian GNU/Linux 5.0 (Lenny) and 6.0 (Squeeze)</text:p>
          <text:p text:style-name="P56">❏<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2">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2">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2">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49"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7" office:value-type="string">
            <text:p text:style-name="Table_20_Contents">WOPort</text:p>
          </table:table-cell>
          <table:table-cell table:style-name="Table4.C27"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7" office:value-type="string">
            <text:p text:style-name="Table_20_Contents">WOLogFile</text:p>
          </table:table-cell>
          <table:table-cell table:style-name="Table4.C27"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7" office:value-type="string">
            <text:p text:style-name="Table_20_Contents">WOPidFile</text:p>
          </table:table-cell>
          <table:table-cell table:style-name="Table4.C27"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7" office:value-type="string">
            <text:p text:style-name="Table_20_Contents">WOWatchDogRequestTimeout</text:p>
          </table:table-cell>
          <table:table-cell table:style-name="Table4.C27" office:value-type="string">
            <text:p text:style-name="Table_20_Contents">This parameter specifies the number of minutes after which a busy child process will be killed by the parent process.</text:p>
            <text:p text:style-name="Table_20_Contents">Defaults to <text:span text:style-name="T6">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2">S</text:p>
          </table:table-cell>
          <table:table-cell table:style-name="Table4.B27" office:value-type="string">
            <text:p text:style-name="Table_20_Contents">SxVMemLimit</text:p>
          </table:table-cell>
          <table:table-cell table:style-name="Table4.C27"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7" office:value-type="string">
            <text:p text:style-name="Table_20_Contents">SOGoMemcachedHost</text:p>
          </table:table-cell>
          <table:table-cell table:style-name="Table4.C27"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T6">memcached_servers_parse(3)</text:span> for details on the syntax.</text:p>
          </table:table-cell>
        </table:table-row>
        <table:table-row>
          <table:table-cell table:style-name="Table4.A2" office:value-type="string">
            <text:p text:style-name="P32">S</text:p>
          </table:table-cell>
          <table:table-cell table:style-name="Table4.B27" office:value-type="string">
            <text:p text:style-name="Table_20_Contents">SOGoCacheCleanupInterval</text:p>
          </table:table-cell>
          <table:table-cell table:style-name="Table4.C27"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7" office:value-type="string">
            <text:p text:style-name="Table_20_Contents">SOGoAuthenticationType</text:p>
          </table:table-cell>
          <table:table-cell table:style-name="Table4.C27"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7" office:value-type="string">
            <text:p text:style-name="Table_20_Contents">SOGoCASServiceURL</text:p>
          </table:table-cell>
          <table:table-cell table:style-name="Table4.C27"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S</text:p>
          </table:table-cell>
          <table:table-cell table:style-name="Table4.B27" office:value-type="string">
            <text:p text:style-name="Table_20_Contents">SOGoAddressBookDAVAccessEnabled</text:p>
          </table:table-cell>
          <table:table-cell table:style-name="Table4.C27" office:value-type="string">
            <text:p text:style-name="Table_20_Contents">Parameter controlling WebDAV access to the <text:span text:style-name="T8">Contacts</text:span> collections.</text:p>
            <text:p text:style-name="Table_20_Contents">This can be used to deny access to these resources from Lightning for example.</text:p>
            <text:p text:style-name="Table_20_Contents">Defaults to “<text:span text:style-name="T6">YES</text:span>” when unset.</text:p>
          </table:table-cell>
        </table:table-row>
        <table:table-row>
          <table:table-cell table:style-name="Table4.A2" office:value-type="string">
            <text:p text:style-name="P32">S</text:p>
          </table:table-cell>
          <table:table-cell table:style-name="Table4.B27" office:value-type="string">
            <text:p text:style-name="Table_20_Contents">SOGoCalendarDAVAccessEnabled</text:p>
          </table:table-cell>
          <table:table-cell table:style-name="Table4.C27" office:value-type="string">
            <text:p text:style-name="Table_20_Contents">Parameter controlling WebDAV access to the <text:span text:style-name="T8">Calendar</text:span> collections.</text:p>
            <text:p text:style-name="Table_20_Contents">This can be used to deny access to these resources from Lightning for example.</text:p>
            <text:p text:style-name="Table_20_Contents">Defaults to “<text:span text:style-name="T6">YES</text:span>” when unset.</text:p>
          </table:table-cell>
        </table:table-row>
        <table:table-row>
          <table:table-cell table:style-name="Table4.A2" office:value-type="string">
            <text:p text:style-name="P32">D</text:p>
          </table:table-cell>
          <table:table-cell table:style-name="Table4.B27" office:value-type="string">
            <text:p text:style-name="Table_20_Contents">SOGoTimeZone</text:p>
          </table:table-cell>
          <table:table-cell table:style-name="Table4.C27"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7" office:value-type="string">
            <text:p text:style-name="Table_20_Contents">SOGoMailDomain</text:p>
          </table:table-cell>
          <table:table-cell table:style-name="Table4.C27"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7" office:value-type="string">
            <text:p text:style-name="Table_20_Contents">SOGoAppointmentSendEMailNotifications</text:p>
          </table:table-cell>
          <table:table-cell table:style-name="Table4.C27" office:value-type="string">
            <text:p text:style-name="Table_20_Contents">Parameter used to set whether SOGo sends or not email notifications to meeting participants. Possible values are :</text:p>
            <text:list xml:id="list1130578869" text:style-name="L12">
              <text:list-item>
                <text:p text:style-name="P70"><text:s/>YES – to send notifications</text:p>
              </text:list-item>
              <text:list-item>
                <text:p text:style-name="P70"><text:s/>NO – to not send notifications</text:p>
                <text:p text:style-name="P70">Defaults to NO when unset.</text:p>
              </text:list-item>
            </text:list>
          </table:table-cell>
        </table:table-row>
        <table:table-row>
          <table:table-cell table:style-name="Table4.A2" office:value-type="string">
            <text:p text:style-name="P32">D</text:p>
          </table:table-cell>
          <table:table-cell table:style-name="Table4.B27" office:value-type="string">
            <text:p text:style-name="Table_20_Contents">SOGoFoldersSendEMailNotifications</text:p>
          </table:table-cell>
          <table:table-cell table:style-name="Table4.C27"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7" office:value-type="string">
            <text:p text:style-name="Table_20_Contents">SOGoACLsSendEMailNotifications</text:p>
          </table:table-cell>
          <table:table-cell table:style-name="Table4.C27"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7" office:value-type="string">
            <text:p text:style-name="Table_20_Contents">SOGoCalendarDefaultRoles</text:p>
          </table:table-cell>
          <table:table-cell table:style-name="Table4.C27"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425447599" text:continue-numbering="true" text:style-name="L12">
              <text:list-item>
                <text:p text:style-name="P70"><text:s/>Public</text:p>
              </text:list-item>
              <text:list-item>
                <text:p text:style-name="P70"><text:s/>Confidential</text:p>
              </text:list-item>
              <text:list-item>
                <text:p text:style-name="P70"><text:s/>Private</text:p>
                <text:p text:style-name="P70">And each string must end with one of those values:</text:p>
              </text:list-item>
              <text:list-item>
                <text:p text:style-name="P70"><text:s/>Viewer</text:p>
              </text:list-item>
              <text:list-item>
                <text:p text:style-name="P70"><text:s/>DAndTViewer</text:p>
              </text:list-item>
              <text:list-item>
                <text:p text:style-name="P70"><text:s/>Modifier</text:p>
              </text:list-item>
              <text:list-item>
                <text:p text:style-name="P70"><text:s/>Responder</text:p>
                <text:p text:style-name="P70">The array can also contain one or many of the following strings:</text:p>
              </text:list-item>
              <text:list-item>
                <text:p text:style-name="P61"><text:s/>Ob<text:span text:style-name="T10">jectCreator</text:span></text:p>
              </text:list-item>
              <text:list-item>
                <text:p text:style-name="P61"><text:span text:style-name="T10"><text:s/>Ob</text:span>jectEraser</text:p>
              </text:list-item>
            </text:list>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7" office:value-type="string">
            <text:p text:style-name="Table_20_Contents">SOGoContactsDefaultRoles</text:p>
          </table:table-cell>
          <table:table-cell table:style-name="Table4.C27" office:value-type="string">
            <text:p text:style-name="Table_20_Contents">Parameter used to define the default roles when giving permissions to a user to access an address book. Must be an array of one or many of the following strings:</text:p>
            <text:list xml:id="list1642824195" text:continue-numbering="true" text:style-name="L12">
              <text:list-item>
                <text:p text:style-name="P61"><text:s/>Obje<text:span text:style-name="T10">ctViewer</text:span></text:p>
              </text:list-item>
              <text:list-item>
                <text:p text:style-name="P71"><text:s/>ObjectEditor</text:p>
              </text:list-item>
              <text:list-item>
                <text:p text:style-name="P71"><text:s/>ObjectCreator</text:p>
              </text:list-item>
              <text:list-item>
                <text:p text:style-name="P61"><text:span text:style-name="T10"><text:s/>Obje</text:span>ctEraser</text:p>
              </text:list-item>
            </text:list>
            <text:p text:style-name="Table_20_Contents">Example: <text:span text:style-name="T6">SOGoContactsDefaultRoles = </text:span><text:soft-page-break/><text:span text:style-name="T6">("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7" office:value-type="string">
            <text:p text:style-name="Table_20_Contents">SOGoSuperUsernames</text:p>
          </table:table-cell>
          <table:table-cell table:style-name="Table4.C27"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7" office:value-type="string">
            <text:p text:style-name="Table_20_Contents">SOGoLanguage</text:p>
          </table:table-cell>
          <table:table-cell table:style-name="Table4.C27" office:value-type="string">
            <text:p text:style-name="Table_20_Contents">Parameter used to set the default language used in the Web interface for SOGo. Possible values are :</text:p>
            <text:list xml:id="list867084551" text:continue-numbering="true" text:style-name="L12">
              <text:list-item>
                <text:p text:style-name="P61"><text:s/>Braz<text:span text:style-name="T10">ilianPortuguese</text:span></text:p>
              </text:list-item>
              <text:list-item>
                <text:p text:style-name="P71"><text:s/>Czech</text:p>
              </text:list-item>
              <text:list-item>
                <text:p text:style-name="P71"><text:s/>Dutch</text:p>
              </text:list-item>
              <text:list-item>
                <text:p text:style-name="P72"><text:s/>English</text:p>
              </text:list-item>
              <text:list-item>
                <text:p text:style-name="P72"><text:s/>French</text:p>
              </text:list-item>
              <text:list-item>
                <text:p text:style-name="P72"><text:s/>German</text:p>
              </text:list-item>
              <text:list-item>
                <text:p text:style-name="P72"><text:s/>Hungarian</text:p>
              </text:list-item>
            </text:list>
            <text:list xml:id="list638348276" text:style-name="L12">
              <text:list-item>
                <text:p text:style-name="P71"><text:s/>Italian</text:p>
              </text:list-item>
              <text:list-item>
                <text:p text:style-name="P71"><text:s/>Russian</text:p>
              </text:list-item>
              <text:list-item>
                <text:p text:style-name="P71"><text:s/>Spanish</text:p>
              </text:list-item>
              <text:list-item>
                <text:p text:style-name="P71"><text:s/>Swedish</text:p>
              </text:list-item>
              <text:list-item>
                <text:p text:style-name="P61"><text:span text:style-name="T10"><text:s/>Wel</text:span>sh</text:p>
              </text:list-item>
            </text:list>
          </table:table-cell>
        </table:table-row>
        <table:table-row>
          <table:table-cell table:style-name="Table4.A2" office:value-type="string">
            <text:p text:style-name="P32">U</text:p>
          </table:table-cell>
          <table:table-cell table:style-name="Table4.B27" office:value-type="string">
            <text:p text:style-name="Table_20_Contents">SOGoAppointmentSendEMailReceipts</text:p>
          </table:table-cell>
          <table:table-cell table:style-name="Table4.C27" office:value-type="string">
            <text:p text:style-name="Table_20_Contents">Parameter used to set whether SOGo sends or not email receipts to the organizer. Possible values are :</text:p>
            <text:list xml:id="list384108780" text:continue-list="list867084551" text:style-name="L12">
              <text:list-item>
                <text:p text:style-name="P70"><text:s/>YES – to send notifications</text:p>
              </text:list-item>
              <text:list-item>
                <text:p text:style-name="P70"><text:s/>NO – to not send notifications</text:p>
              </text:list-item>
            </text:list>
            <text:p text:style-name="Table_20_Contents">Defaults to NO when unset.</text:p>
          </table:table-cell>
        </table:table-row>
        <table:table-row>
          <table:table-cell table:style-name="Table4.A2" office:value-type="string">
            <text:p text:style-name="P32">D</text:p>
          </table:table-cell>
          <table:table-cell table:style-name="Table4.B27" office:value-type="string">
            <text:p text:style-name="Table_20_Contents">SOGoLDAPContactInfoAttribute</text:p>
          </table:table-cell>
          <table:table-cell table:style-name="Table4.C27"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7" office:value-type="string">
            <text:p text:style-name="Table_20_Contents">SOGoiPhoneForceAllDayTransparency</text:p>
          </table:table-cell>
          <table:table-cell table:style-name="Table4.C27"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7" office:value-type="string">
            <text:p text:style-name="Table_20_Contents">SOGoEnablePublicAccess</text:p>
          </table:table-cell>
          <table:table-cell table:style-name="Table4.C27" office:value-type="string">
            <text:p text:style-name="P38">Parameter used to allow or not your users to share publicly (ie., requiring not authentication) their calendars and address books.</text:p>
            <text:p text:style-name="P38">Possible values are :</text:p>
            <text:list xml:id="list498511243" text:continue-numbering="true" text:style-name="L12">
              <text:list-item>
                <text:p text:style-name="P70"><text:s/>YES – to allow them</text:p>
              </text:list-item>
              <text:list-item>
                <text:p text:style-name="P70"><text:s/>NO – to prevent them from doing so</text:p>
              </text:list-item>
            </text:list>
            <text:p text:style-name="P38">Defaults to NO when unset.</text:p>
          </table:table-cell>
        </table:table-row>
        <text:soft-page-break/>
        <table:table-row>
          <table:table-cell table:style-name="Table4.A2" office:value-type="string">
            <text:p text:style-name="P32">S</text:p>
          </table:table-cell>
          <table:table-cell table:style-name="Table4.B27" office:value-type="string">
            <text:p text:style-name="Table_20_Contents">SOGoPasswordChangeEnabled</text:p>
          </table:table-cell>
          <table:table-cell table:style-name="Table4.C27" office:value-type="string">
            <text:p text:style-name="P38">Parameter used to allow or not users to change their passwords from SOGo.</text:p>
            <text:p text:style-name="P38">Possible values are :</text:p>
            <text:list xml:id="list1262842819" text:continue-numbering="true" text:style-name="L12">
              <text:list-item>
                <text:p text:style-name="P70"><text:s/>YES – to allow them</text:p>
              </text:list-item>
              <text:list-item>
                <text:p text:style-name="P70"><text:s/>NO – to prevent them from doing so</text:p>
              </text:list-item>
            </text:list>
            <text:p text:style-name="P38">Defaults to NO when unset.</text:p>
          </table:table-cell>
        </table:table-row>
        <table:table-row>
          <table:table-cell table:style-name="Table4.A2" office:value-type="string">
            <text:p text:style-name="P32">S</text:p>
          </table:table-cell>
          <table:table-cell table:style-name="Table4.B27" office:value-type="string">
            <text:p text:style-name="Table_20_Contents">SOGoSupportedLanguages</text:p>
          </table:table-cell>
          <table:table-cell table:style-name="Table4.C27"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50"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0"><text:soft-page-break/></text:p>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text:soft-page-break/>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8" office:value-type="string">
            <text:p text:style-name="P35">id</text:p>
          </table:table-cell>
          <table:table-cell table:style-name="Table26.C28"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8" office:value-type="string">
            <text:p text:style-name="P35">CNFieldName</text:p>
          </table:table-cell>
          <table:table-cell table:style-name="Table26.C28" office:value-type="string">
            <text:p text:style-name="P26">the field that returns the complete name</text:p>
          </table:table-cell>
        </table:table-row>
        <table:table-row>
          <table:table-cell table:style-name="Table26.A2" office:value-type="string">
            <text:p text:style-name="P32"/>
          </table:table-cell>
          <table:table-cell table:style-name="Table26.B28" office:value-type="string">
            <text:p text:style-name="P35">IDFieldName</text:p>
          </table:table-cell>
          <table:table-cell table:style-name="Table26.C28"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8" office:value-type="string">
            <text:p text:style-name="P35">UIDFieldName</text:p>
          </table:table-cell>
          <table:table-cell table:style-name="Table26.C28" office:value-type="string">
            <text:p text:style-name="P25">the field that returns the login name</text:p>
          </table:table-cell>
        </table:table-row>
        <table:table-row>
          <table:table-cell table:style-name="Table26.A2" office:value-type="string">
            <text:p text:style-name="P32"/>
          </table:table-cell>
          <table:table-cell table:style-name="Table26.B28" office:value-type="string">
            <text:p text:style-name="P35">MailFieldNames</text:p>
          </table:table-cell>
          <table:table-cell table:style-name="Table26.C28"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8" office:value-type="string">
            <text:p text:style-name="P35">SearchFieldNames</text:p>
          </table:table-cell>
          <table:table-cell table:style-name="Table26.C28" office:value-type="string">
            <text:p text:style-name="P25">an array of fields to to match against the search string when filtering users (defaults to <text:span text:style-name="Code_20__28_inline_29_">sn</text:span>, <text:span text:style-name="Code_20__28_inline_29_">displayName</text:span>, and <text:soft-page-break/><text:span text:style-name="Code_20__28_inline_29_">telephoneNumber</text:span> when unset)</text:p>
          </table:table-cell>
        </table:table-row>
        <table:table-row>
          <table:table-cell table:style-name="Table26.A2" office:value-type="string">
            <text:p text:style-name="P32"/>
          </table:table-cell>
          <table:table-cell table:style-name="Table26.B28" office:value-type="string">
            <text:p text:style-name="P35">IMAPHostFieldName (optional)</text:p>
          </table:table-cell>
          <table:table-cell table:style-name="Table26.C28"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8" office:value-type="string">
            <text:p text:style-name="P35">IMAPLoginFieldName (optional)</text:p>
          </table:table-cell>
          <table:table-cell table:style-name="Table26.C28"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8" office:value-type="string">
            <text:p text:style-name="P35">baseDN</text:p>
          </table:table-cell>
          <table:table-cell table:style-name="Table26.C28" office:value-type="string">
            <text:p text:style-name="P25">the base DN of your user entries</text:p>
          </table:table-cell>
        </table:table-row>
        <table:table-row>
          <table:table-cell table:style-name="Table26.A2" office:value-type="string">
            <text:p text:style-name="P32"/>
          </table:table-cell>
          <table:table-cell table:style-name="Table26.B28" office:value-type="string">
            <text:p text:style-name="P35">KindFieldName (optional)</text:p>
          </table:table-cell>
          <table:table-cell table:style-name="Table26.C28"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8" office:value-type="string">
            <text:p text:style-name="P35">MultipleBookingsFieldName (optional)</text:p>
          </table:table-cell>
          <table:table-cell table:style-name="Table26.C28" office:value-type="string">
            <text:p text:style-name="P25">if set, SOGo will read the value of that field and prevent <text:s/>over-booking resources. If not set, 0 is considered, which means no limit.</text:p>
          </table:table-cell>
        </table:table-row>
        <table:table-row>
          <table:table-cell table:style-name="Table26.A2" office:value-type="string">
            <text:p text:style-name="P32"/>
          </table:table-cell>
          <table:table-cell table:style-name="Table26.B28" office:value-type="string">
            <text:p text:style-name="P35">filter (optional)</text:p>
          </table:table-cell>
          <table:table-cell table:style-name="Table26.C28" office:value-type="string">
            <text:p text:style-name="P25">the LDAP filter</text:p>
          </table:table-cell>
        </table:table-row>
        <table:table-row>
          <table:table-cell table:style-name="Table26.A2" office:value-type="string">
            <text:p text:style-name="P32"/>
          </table:table-cell>
          <table:table-cell table:style-name="Table26.B28" office:value-type="string">
            <text:p text:style-name="P35">scope (optional)</text:p>
          </table:table-cell>
          <table:table-cell table:style-name="Table26.C28" office:value-type="string">
            <text:p text:style-name="P25">either BASE, ONE or SUB</text:p>
          </table:table-cell>
        </table:table-row>
        <table:table-row>
          <table:table-cell table:style-name="Table26.A2" office:value-type="string">
            <text:p text:style-name="P32"/>
          </table:table-cell>
          <table:table-cell table:style-name="Table26.B28" office:value-type="string">
            <text:p text:style-name="P35">bindDN</text:p>
          </table:table-cell>
          <table:table-cell table:style-name="Table26.C28"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8" office:value-type="string">
            <text:p text:style-name="P35">bindPassword</text:p>
          </table:table-cell>
          <table:table-cell table:style-name="Table26.C28" office:value-type="string">
            <text:p text:style-name="P25">its password</text:p>
          </table:table-cell>
        </table:table-row>
        <table:table-row>
          <table:table-cell table:style-name="Table26.A2" office:value-type="string">
            <text:p text:style-name="P32"/>
          </table:table-cell>
          <table:table-cell table:style-name="Table26.B28" office:value-type="string">
            <text:p text:style-name="P35">bindAsCurrentUser</text:p>
          </table:table-cell>
          <table:table-cell table:style-name="Table26.C28"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8" office:value-type="string">
            <text:p text:style-name="P35">bindFields (optional)</text:p>
          </table:table-cell>
          <table:table-cell table:style-name="Table26.C28"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8" office:value-type="string">
            <text:p text:style-name="P35">hostname</text:p>
          </table:table-cell>
          <table:table-cell table:style-name="Table26.C28"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8" office:value-type="string">
            <text:p text:style-name="P35">port</text:p>
          </table:table-cell>
          <table:table-cell table:style-name="Table26.C28" office:value-type="string">
            <text:p text:style-name="P25">port number of the LDAP server</text:p>
          </table:table-cell>
        </table:table-row>
        <table:table-row>
          <table:table-cell table:style-name="Table26.A2" office:value-type="string">
            <text:p text:style-name="P32"/>
          </table:table-cell>
          <table:table-cell table:style-name="Table26.B28" office:value-type="string">
            <text:p text:style-name="P35">encryption (optional)</text:p>
          </table:table-cell>
          <table:table-cell table:style-name="Table26.C28" office:value-type="string">
            <text:p text:style-name="P25">either SSL or STARTTLS</text:p>
          </table:table-cell>
        </table:table-row>
        <table:table-row>
          <table:table-cell table:style-name="Table26.A2" office:value-type="string">
            <text:p text:style-name="P32"/>
          </table:table-cell>
          <table:table-cell table:style-name="Table26.B28" office:value-type="string">
            <text:p text:style-name="P35">userPasswordAlgorithm</text:p>
          </table:table-cell>
          <table:table-cell table:style-name="Table26.C28" office:value-type="string">
            <text:p text:style-name="P26">the algorithm used for password encryption when changing passwords without Password Policies enabled . Possible values are <text:span text:style-name="T6">none</text:span>, <text:span text:style-name="T6">crypt</text:span>, <text:span text:style-name="T6">md5</text:span><text:span text:style-name="T11"> and </text:span><text:span text:style-name="T6">sha.</text:span></text:p>
          </table:table-cell>
        </table:table-row>
        <table:table-row>
          <table:table-cell table:style-name="Table26.A2" office:value-type="string">
            <text:p text:style-name="P32"/>
          </table:table-cell>
          <table:table-cell table:style-name="Table26.B28" office:value-type="string">
            <text:p text:style-name="P35">canAuthenticate</text:p>
          </table:table-cell>
          <table:table-cell table:style-name="Table26.C28"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8" office:value-type="string">
            <text:p text:style-name="P35">passwordPolicy</text:p>
          </table:table-cell>
          <table:table-cell table:style-name="Table26.C28"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8" office:value-type="string">
            <text:p text:style-name="P35">isAddressBook</text:p>
          </table:table-cell>
          <table:table-cell table:style-name="Table26.C28"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8" office:value-type="string">
            <text:p text:style-name="P35">displayName (optional)</text:p>
          </table:table-cell>
          <table:table-cell table:style-name="Table26.C28" office:value-type="string">
            <text:p text:style-name="P25">if set as an address book, the human identification <text:soft-page-break/>name of the LDAP repository</text:p>
          </table:table-cell>
        </table:table-row>
        <table:table-row>
          <table:table-cell table:style-name="Table26.A2" office:value-type="string">
            <text:p text:style-name="P32"/>
          </table:table-cell>
          <table:table-cell table:style-name="Table26.B28" office:value-type="string">
            <text:p text:style-name="P35">ModulesConstraints (optional)</text:p>
          </table:table-cell>
          <table:table-cell table:style-name="Table26.C28"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191563292" text:style-name="L13">
        <text:list-header>
          <text:p text:style-name="P57">❏<text:tab/>givenName</text:p>
          <text:p text:style-name="P57">❏<text:tab/>cn</text:p>
          <text:p text:style-name="P57">❏<text:tab/>mail</text:p>
          <text:p text:style-name="P57">❏<text:tab/>sn</text:p>
          <text:p text:style-name="P54"/>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ext:soft-page-break/>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ext:soft-page-break/>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1136464297" text:continue-list="list1262842819" text:style-name="L12">
              <text:list-item>
                <text:p text:style-name="P76"><text:s/><text:span text:style-name="T6">c_uid</text:span> : will be used for authentication – it's a username or username@domain.tld</text:p>
              </text:list-item>
              <text:list-item>
                <text:p text:style-name="P76"><text:s/><text:span text:style-name="T6">c_name</text:span> : will be used to uniquely identify entries – which can be identical to c_uid </text:p>
              </text:list-item>
              <text:list-item>
                <text:p text:style-name="P76"><text:s/><text:span text:style-name="T6">c_password</text:span> : password of the user, plain text, md5 or sha encoded </text:p>
              </text:list-item>
              <text:list-item>
                <text:p text:style-name="P76"><text:s/><text:span text:style-name="T6">c_cn</text:span> : the user's common name</text:p>
              </text:list-item>
              <text:list-item>
                <text:p text:style-name="P76"><text:s/><text:span text:style-name="T6">mail</text:span> : the user's email address</text:p>
                <text:p text:style-name="P77">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item>
            </text:list>
          </table:table-cell>
        </table:table-row>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crypt</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16"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6"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16"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16" office:value-type="string">
            <text:p text:style-name="P32"/>
          </table:table-cell>
          <table:table-cell table:style-name="Table2.B7" office:value-type="string">
            <text:p text:style-name="P36">IMAPHostFieldName (optional)</text:p>
          </table:table-cell>
          <table:table-cell table:style-name="Table2.B7" office:value-type="string">
            <text:p text:style-name="P27">the field that returns the IMAP hostname for the user</text:p>
          </table:table-cell>
        </table:table-row>
        <table:table-row table:style-name="Table2.1">
          <table:table-cell table:style-name="Table2.A16"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16"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5"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row table:style-name="Table2.1">
          <table:table-cell table:style-name="Table2.A16" office:value-type="string">
            <text:p text:style-name="P32"/>
          </table:table-cell>
          <table:table-cell table:style-name="Table2.B7" office:value-type="string">
            <text:p text:style-name="P35">DomainFieldName (optional)</text:p>
          </table:table-cell>
          <table:table-cell table:style-name="Table2.B7" office:value-type="string">
            <text:p text:style-name="P25">If set, SOGo will use the value of that field as the domain associated to the user. See the “Multi-domains <text:soft-page-break/>Configuration<text:span text:style-name="Emphasis">”</text:span> section in this document for more information.</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pan text:style-name="T6">❏<text:tab/>c_password</text:span> – password of the user, plain-text, md5 or sha encoded for now</text:p>
      <text:p text:style-name="P45"><text:span text:style-name="T6">❏<text:tab/>c_cn</text:span> - the user's common name – such as “John Doe”</text:p>
      <text:p text:style-name="P45"><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345220047" text:style-name="L2">
              <text:list-item>
                <text:p text:style-name="P59"><text:span text:style-name="Code_20__28_inline_29_"><text:s/>sendmail</text:span> – to use the sendmail binary</text:p>
              </text:list-item>
              <text:list-item>
                <text:p text:style-name="P59"><text:span text:style-name="Code_20__28_inline_29_"><text:s/>smtp</text:span> – to use the SMTP protocol</text:p>
              </text:list-item>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oft-page-break/><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T6">INBOX/Drafts</text:span></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3">For example :</text:span><text:span text:style-name="T6"> INBOX/Sent</text:span></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6">INBOX/Trash</text:span></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list xml:id="list925119126" text:style-name="L12">
              <text:list-item>
                <text:p text:style-name="P61"><text:span text:style-name="Code_20__28_inline_29_"><text:s/>imaps:</text:span><text:span text:style-name="Code_20__28_inline_29_"><text:span text:style-name="T10">//localhost:993</text:span></text:span></text:p>
              </text:list-item>
              <text:list-item>
                <text:p text:style-name="P61"><text:span text:style-name="Code_20__28_inline_29_"><text:span text:style-name="T10"><text:s/>imaps:</text:span></text:span><text:span text:style-name="Code_20__28_inline_29_">//localhost:143/?tls=YES</text:span></text:p>
              </text:list-item>
            </text:list>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list xml:id="list953971926" text:continue-numbering="true" text:style-name="L12">
              <text:list-item>
                <text:p text:style-name="P61"><text:soft-page-break/><text:span text:style-name="Code_20__28_inline_29_"><text:s/>sie</text:span><text:span text:style-name="Code_20__28_inline_29_"><text:span text:style-name="T10">ve://localhost</text:span></text:span></text:p>
              </text:list-item>
              <text:list-item>
                <text:p text:style-name="P61"><text:span text:style-name="Code_20__28_inline_29_"><text:span text:style-name="T10"><text:s/>sieve://localhost:2000</text:span></text:span></text:p>
              </text:list-item>
              <text:list-item>
                <text:p text:style-name="P61"><text:span text:style-name="Code_20__28_inline_29_"><text:span text:style-name="T10"><text:s/>sie</text:span></text:span><text:span text:style-name="Code_20__28_inline_29_">ve://localhost:2000/?tls=YES</text:span></text:p>
              </text:list-item>
            </text:list>
            <text:p text:style-name="Table_20_Contents">Note that TLS is supported but SSL is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411340445" text:continue-numbering="true" text:style-name="L12">
              <text:list-item>
                <text:p text:style-name="P70"><text:s/>YES</text:p>
              </text:list-item>
              <text:list-item>
                <text:p text:style-name="P70"><text:s/>NO</text:p>
                <text:p text:style-name="P73">Defaults to NO when unset.</text:p>
              </text:list-item>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767088087" text:continue-list="list1096403813" text:style-name="L2">
              <text:list-header>
                <text:p text:style-name="P59">Parameter used to specify which RFC the IMAP server implements with respect to ACLs. Possible values are :</text:p>
              </text:list-header>
            </text:list>
            <text:list xml:id="list1223233933" text:continue-list="list411340445" text:style-name="L12">
              <text:list-item>
                <text:p text:style-name="P61"><text:span text:style-name="Code_20__28_inline_29_"><text:s/></text:span><text:span text:style-name="Code_20__28_inline_29_"><text:span text:style-name="T10">rfc2086</text:span></text:span></text:p>
              </text:list-item>
              <text:list-item>
                <text:p text:style-name="P61"><text:span text:style-name="Code_20__28_inline_29_"><text:span text:style-name="T10"><text:s/>rfc</text:span></text:span><text:span text:style-name="Code_20__28_inline_29_">4314</text:span></text:p>
              </text:list-item>
            </text:list>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item>
                <text:p text:style-name="P70"><text:s/>YES</text:p>
              </text:list-item>
              <text:list-item>
                <text:p text:style-name="P70"><text:s/>NO</text:p>
                <text:p text:style-name="P70">Defaults to NO when unset.</text:p>
              </text:list-item>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1149847865" text:continue-numbering="true" text:style-name="L12">
              <text:list-item>
                <text:p text:style-name="P70"><text:s/>YES</text:p>
              </text:list-item>
              <text:list-item>
                <text:p text:style-name="P70"><text:s/>NO</text:p>
                <text:p text:style-name="P70">Defaults to NO when unset.</text:p>
              </text:list-item>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12" office:value-type="string">
            <text:p text:style-name="P4"><text:bookmark text:name="bugnotes2"/><text:bookmark text:name="bugnotes1"/>NGImap4ConnectionGroupPrefix</text:p>
            <text:p text:style-name="Table_20_Contents"/>
          </table:table-cell>
          <table:table-cell table:style-name="Table28.C12"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text:soft-page-break/></text:p>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6" office:value-type="string">
            <text:p text:style-name="Table_20_Contents">SOGoPageTitle</text:p>
          </table:table-cell>
          <table:table-cell table:style-name="Table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30" office:value-type="string">
            <text:p text:style-name="Table_20_Contents">SOGoLoginModule</text:p>
          </table:table-cell>
          <table:table-cell table:style-name="Table1.C30" office:value-type="string">
            <text:p text:style-name="Table_20_Contents">Parameter used to specify which module to show after login. Possible values are :</text:p>
            <text:list xml:id="list405816367" text:continue-numbering="true" text:style-name="L12">
              <text:list-item>
                <text:p text:style-name="P61"><text:span text:style-name="Code_20__28_inline_29_"><text:s/>Cal</text:span><text:span text:style-name="Code_20__28_inline_29_"><text:span text:style-name="T10">endar</text:span></text:span></text:p>
              </text:list-item>
              <text:list-item>
                <text:p text:style-name="P61"><text:span text:style-name="Code_20__28_inline_29_"><text:span text:style-name="T10"><text:s/>Mail</text:span></text:span></text:p>
              </text:list-item>
              <text:list-item>
                <text:p text:style-name="P61"><text:span text:style-name="Code_20__28_inline_29_"><text:span text:style-name="T10"><text:s/>Con</text:span></text:span><text:span text:style-name="Code_20__28_inline_29_">tacts</text:span></text:p>
              </text:list-item>
            </text:list>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0" office:value-type="string">
            <text:p text:style-name="P37">SOGoFaviconRelativeURL</text:p>
          </table:table-cell>
          <table:table-cell table:style-name="Table1.C30"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30"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30" office:value-type="string">
            <text:p text:style-name="Table_20_Contents">SOGoMailListViewColumnsOrder<text:line-break/>(not currently editable in Web interface)</text:p>
          </table:table-cell>
          <table:table-cell table:style-name="Table1.C30"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30" office:value-type="string">
            <text:p text:style-name="Table_20_Contents">SOGoVacationEnabled</text:p>
          </table:table-cell>
          <table:table-cell table:style-name="Table1.C30"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text:span> — Vacation messages <text:soft-page-break/>expiration”<text:span text:style-name="T7"> section below for details.</text:span></text:p>
          </table:table-cell>
        </table:table-row>
        <table:table-row>
          <table:table-cell table:style-name="Table1.A2" office:value-type="string">
            <text:p text:style-name="P32">D</text:p>
          </table:table-cell>
          <table:table-cell table:style-name="Table1.B30" office:value-type="string">
            <text:p text:style-name="Table_20_Contents">SOGoForwardEnabled</text:p>
          </table:table-cell>
          <table:table-cell table:style-name="Table1.C30"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30" office:value-type="string">
            <text:p text:style-name="Table_20_Contents">SOGoSieveScriptsEnabled</text:p>
          </table:table-cell>
          <table:table-cell table:style-name="Table1.C3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30" office:value-type="string">
            <text:p text:style-name="Table_20_Contents">SOGoMailPollingIntervals</text:p>
          </table:table-cell>
          <table:table-cell table:style-name="Table1.C30" office:value-type="string">
            <text:p text:style-name="Table_20_Contents">Parameter used to define the mail polling intervals (in minutes) available to the user. The parameter is an array that can contain the following numbers:</text:p>
            <text:list xml:id="list265705962" text:continue-list="list767088087" text:style-name="L2">
              <text:list-item>
                <text:p text:style-name="P59"><text:span text:style-name="Code_20__28_inline_29_"><text:s/>1</text:span></text:p>
              </text:list-item>
              <text:list-item>
                <text:p text:style-name="P59"><text:span text:style-name="Code_20__28_inline_29_"><text:s/>2</text:span></text:p>
              </text:list-item>
              <text:list-item>
                <text:p text:style-name="P59"><text:span text:style-name="Code_20__28_inline_29_"><text:s/>5</text:span></text:p>
              </text:list-item>
              <text:list-item>
                <text:p text:style-name="P59"><text:span text:style-name="Code_20__28_inline_29_"><text:s/>10</text:span></text:p>
              </text:list-item>
              <text:list-item>
                <text:p text:style-name="P59"><text:span text:style-name="Code_20__28_inline_29_"><text:s/>20</text:span></text:p>
              </text:list-item>
              <text:list-item>
                <text:p text:style-name="P59"><text:span text:style-name="Code_20__28_inline_29_"><text:s/>30</text:span></text:p>
              </text:list-item>
              <text:list-item>
                <text:p text:style-name="P59"><text:span text:style-name="Code_20__28_inline_29_"><text:s/>60</text:span></text:p>
                <text:p text:style-name="P59">Defaults to the list above when unset.</text:p>
              </text:list-item>
            </text:list>
          </table:table-cell>
        </table:table-row>
        <table:table-row>
          <table:table-cell table:style-name="Table1.A2" office:value-type="string">
            <text:p text:style-name="P32">U</text:p>
          </table:table-cell>
          <table:table-cell table:style-name="Table1.B30" office:value-type="string">
            <text:p text:style-name="Table_20_Contents">SOGoMailMessageCheck</text:p>
          </table:table-cell>
          <table:table-cell table:style-name="Table1.C30" office:value-type="string">
            <text:p text:style-name="Table_20_Contents">Parameter used to define the mail polling interval at which the IMAP server is queried for new messages. Possible values are :</text:p>
            <text:list xml:id="list1219689886" text:continue-numbering="true" text:style-name="L2">
              <text:list-item>
                <text:p text:style-name="P59"><text:span text:style-name="Code_20__28_inline_29_"><text:s/>manually</text:span></text:p>
              </text:list-item>
              <text:list-item>
                <text:p text:style-name="P59"><text:span text:style-name="Code_20__28_inline_29_"><text:s/>every_minute</text:span></text:p>
              </text:list-item>
              <text:list-item>
                <text:p text:style-name="P59"><text:span text:style-name="Code_20__28_inline_29_"><text:s/>every_2_minutes</text:span></text:p>
              </text:list-item>
              <text:list-item>
                <text:p text:style-name="P59"><text:span text:style-name="Code_20__28_inline_29_"><text:s/>every_5_minutes</text:span></text:p>
              </text:list-item>
              <text:list-item>
                <text:p text:style-name="P59"><text:span text:style-name="Code_20__28_inline_29_"><text:s/>every_10_minutes</text:span></text:p>
              </text:list-item>
              <text:list-item>
                <text:p text:style-name="P59"><text:span text:style-name="Code_20__28_inline_29_"><text:s/>every_20_minutes</text:span></text:p>
              </text:list-item>
              <text:list-item>
                <text:p text:style-name="P59"><text:span text:style-name="Code_20__28_inline_29_"><text:s/>every_30_minutes</text:span></text:p>
              </text:list-item>
              <text:list-item>
                <text:p text:style-name="P59"><text:span text:style-name="Code_20__28_inline_29_"><text:s/>once_per_hour</text:span></text:p>
              </text:list-item>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30" office:value-type="string">
            <text:p text:style-name="P40">SOGoMailAuxiliaryUserAccountsEnabled</text:p>
          </table:table-cell>
          <table:table-cell table:style-name="Table1.C30"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30" office:value-type="string">
            <text:p text:style-name="P40">SOGoDefaultCalendar</text:p>
          </table:table-cell>
          <table:table-cell table:style-name="Table1.C30" office:value-type="string">
            <text:p text:style-name="Table_20_Contents">Parameter used to specify which calendar is used when creating an event or a task. Possible values are :</text:p>
            <text:list xml:id="list1714592052" text:continue-numbering="true" text:style-name="L2">
              <text:list-item>
                <text:p text:style-name="P60"><text:span text:style-name="Code_20__28_inline_29_"><text:s/>s</text:span><text:span text:style-name="Code_20__28_inline_29_"><text:span text:style-name="T14">elected</text:span></text:span></text:p>
              </text:list-item>
              <text:list-item>
                <text:p text:style-name="P60"><text:span text:style-name="Code_20__28_inline_29_"><text:span text:style-name="T14"><text:s/>personal</text:span></text:span></text:p>
              </text:list-item>
              <text:list-item>
                <text:p text:style-name="P60"><text:span text:style-name="Code_20__28_inline_29_"><text:span text:style-name="T14"><text:s/>f</text:span></text:span><text:span text:style-name="Code_20__28_inline_29_">irst</text:span></text:p>
              </text:list-item>
            </text:list>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30" office:value-type="string">
            <text:p text:style-name="Table_20_Contents">SOGoDayStartTime</text:p>
          </table:table-cell>
          <table:table-cell table:style-name="Table1.C30" office:value-type="string">
            <text:p text:style-name="Table_20_Contents">The hour at which the day starts (0 through 12).</text:p>
            <text:p text:style-name="Table_20_Contents">Defaults to 8 when unset.</text:p>
          </table:table-cell>
        </table:table-row>
        <text:soft-page-break/>
        <table:table-row>
          <table:table-cell table:style-name="Table1.A2" office:value-type="string">
            <text:p text:style-name="P32">U</text:p>
          </table:table-cell>
          <table:table-cell table:style-name="Table1.B30" office:value-type="string">
            <text:p text:style-name="Table_20_Contents">SOGoDayEndTime</text:p>
          </table:table-cell>
          <table:table-cell table:style-name="Table1.C30"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30" office:value-type="string">
            <text:p text:style-name="Table_20_Contents">SOGoFirstDayOfWeek</text:p>
          </table:table-cell>
          <table:table-cell table:style-name="Table1.C30"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30" office:value-type="string">
            <text:p text:style-name="Table_20_Contents">SOGoFirstWeekOfYear</text:p>
          </table:table-cell>
          <table:table-cell table:style-name="Table1.C30" office:value-type="string">
            <text:p text:style-name="Table_20_Contents">Parameter used to defined how is identified the first week of the year. Possible values are :</text:p>
            <text:list xml:id="list183647536" text:continue-numbering="true" text:style-name="L2">
              <text:list-item>
                <text:p text:style-name="P60"><text:span text:style-name="Code_20__28_inline_29_"><text:s/>Jan</text:span><text:span text:style-name="Code_20__28_inline_29_"><text:span text:style-name="T14">uary1</text:span></text:span></text:p>
              </text:list-item>
              <text:list-item>
                <text:p text:style-name="P60"><text:span text:style-name="Code_20__28_inline_29_"><text:span text:style-name="T14"><text:s/>First4DayWeek</text:span></text:span></text:p>
              </text:list-item>
              <text:list-item>
                <text:p text:style-name="P60"><text:span text:style-name="Code_20__28_inline_29_"><text:span text:style-name="T14"><text:s/>Fir</text:span></text:span><text:span text:style-name="Code_20__28_inline_29_">stFullWeek</text:span></text:p>
              </text:list-item>
            </text:list>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30" office:value-type="string">
            <text:p text:style-name="Table_20_Contents">SOGoTimeFormat</text:p>
          </table:table-cell>
          <table:table-cell table:style-name="Table1.C30"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30" office:value-type="string">
            <text:p text:style-name="Table_20_Contents">SOGoCalendarCategories</text:p>
          </table:table-cell>
          <table:table-cell table:style-name="Table1.C3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30" office:value-type="string">
            <text:p text:style-name="Table_20_Contents">SOGoCalendarDefaultCategoryColor</text:p>
          </table:table-cell>
          <table:table-cell table:style-name="Table1.C30"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30" office:value-type="string">
            <text:p text:style-name="Table_20_Contents">SOGoFreeBusyDefaultInterval</text:p>
          </table:table-cell>
          <table:table-cell table:style-name="Table1.C30"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30" office:value-type="string">
            <text:p text:style-name="Table_20_Contents">SOGoBusyOffHours</text:p>
          </table:table-cell>
          <table:table-cell table:style-name="Table1.C30"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30" office:value-type="string">
            <text:p text:style-name="Table_20_Contents">SOGoMailMessageForwarding</text:p>
          </table:table-cell>
          <table:table-cell table:style-name="Table1.C30" office:value-type="string">
            <text:p text:style-name="Table_20_Contents">The method the message is to be forwarded. Possible values are :</text:p>
            <text:list xml:id="list748225478" text:continue-numbering="true" text:style-name="L2">
              <text:list-item>
                <text:p text:style-name="P60"><text:span text:style-name="Code_20__28_inline_29_"><text:s/>inl</text:span><text:span text:style-name="Code_20__28_inline_29_"><text:span text:style-name="T14">ine</text:span></text:span></text:p>
              </text:list-item>
              <text:list-item>
                <text:p text:style-name="P60"><text:span text:style-name="Code_20__28_inline_29_"><text:span text:style-name="T14"><text:s/>att</text:span></text:span><text:span text:style-name="Code_20__28_inline_29_">ached</text:span></text:p>
              </text:list-item>
            </text:list>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30" office:value-type="string">
            <text:p text:style-name="Table_20_Contents">SOGoMailReplyPlacement</text:p>
          </table:table-cell>
          <table:table-cell table:style-name="Table1.C30" office:value-type="string">
            <text:p text:style-name="Table_20_Contents">The reply placement with respect to the quoted message. Possible values are :</text:p>
            <text:list xml:id="list2026944226" text:continue-numbering="true" text:style-name="L2">
              <text:list-item>
                <text:p text:style-name="P60"><text:span text:style-name="Code_20__28_inline_29_"><text:s/>a</text:span><text:span text:style-name="Code_20__28_inline_29_"><text:span text:style-name="T14">bove</text:span></text:span></text:p>
              </text:list-item>
              <text:list-item>
                <text:p text:style-name="P60"><text:span text:style-name="Code_20__28_inline_29_"><text:span text:style-name="T14"><text:s/>b</text:span></text:span><text:span text:style-name="Code_20__28_inline_29_">elow</text:span></text:p>
              </text:list-item>
            </text:list>
            <text:p text:style-name="Table_20_Contents">Defaults to <text:span text:style-name="Code_20__28_inline_29_">below.</text:span></text:p>
          </table:table-cell>
        </table:table-row>
        <text:soft-page-break/>
        <table:table-row>
          <table:table-cell table:style-name="Table1.A2" office:value-type="string">
            <text:p text:style-name="P32">U</text:p>
          </table:table-cell>
          <table:table-cell table:style-name="Table1.B30" office:value-type="string">
            <text:p text:style-name="Table_20_Contents">SOGoMailSignaturePlacement</text:p>
          </table:table-cell>
          <table:table-cell table:style-name="Table1.C30" office:value-type="string">
            <text:p text:style-name="Table_20_Contents">The placement of the signature with respect to the quoted message. Possible values are :</text:p>
            <text:list xml:id="list1436602686" text:continue-numbering="true" text:style-name="L2">
              <text:list-item>
                <text:p text:style-name="P60"><text:span text:style-name="Code_20__28_inline_29_"><text:s/>abov</text:span><text:span text:style-name="Code_20__28_inline_29_"><text:span text:style-name="T14">e</text:span></text:span></text:p>
              </text:list-item>
              <text:list-item>
                <text:p text:style-name="P60"><text:span text:style-name="Code_20__28_inline_29_"><text:span text:style-name="T14"><text:s/>belo</text:span></text:span><text:span text:style-name="Code_20__28_inline_29_">w</text:span></text:p>
              </text:list-item>
            </text:list>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30" office:value-type="string">
            <text:p text:style-name="Table_20_Contents">SOGoMailComposeMessageType</text:p>
          </table:table-cell>
          <table:table-cell table:style-name="Table1.C30" office:value-type="string">
            <text:p text:style-name="Table_20_Contents">The message composition format. Possible values are :</text:p>
            <text:list xml:id="list940789046" text:continue-numbering="true" text:style-name="L2">
              <text:list-item>
                <text:p text:style-name="P60"><text:span text:style-name="Code_20__28_inline_29_"><text:s/>te</text:span><text:span text:style-name="Code_20__28_inline_29_"><text:span text:style-name="T14">xt</text:span></text:span></text:p>
              </text:list-item>
              <text:list-item>
                <text:p text:style-name="P60"><text:span text:style-name="Code_20__28_inline_29_"><text:span text:style-name="T14"><text:s/>h</text:span></text:span><text:span text:style-name="Code_20__28_inline_29_">tml</text:span></text:p>
              </text:list-item>
            </text:list>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30" office:value-type="string">
            <text:p text:style-name="P5">SOGoEnableEMailAlarms</text:p>
          </table:table-cell>
          <table:table-cell table:style-name="Table1.C30"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text:span text:style-name="T8">Cronjob</text:span> — EMail reminders” section from this document for more information.</text:p>
          </table:table-cell>
        </table:table-row>
        <table:table-row>
          <table:table-cell table:style-name="Table1.A2" office:value-type="string">
            <text:p text:style-name="P32">U</text:p>
          </table:table-cell>
          <table:table-cell table:style-name="Table1.B30" office:value-type="string">
            <text:p text:style-name="P5">SOGoContactsCategories</text:p>
          </table:table-cell>
          <table:table-cell table:style-name="Table1.C30"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5">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oft-page-break/><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4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49"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3">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3">&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0"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11 to 1.3.12</text:p>
          </table:table-cell>
        </table:table-row>
        <table:table-row table:style-name="Table8.2">
          <table:table-cell table:style-name="Table8.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8.A7" office:value-type="string">
            <text:p text:style-name="Table_20_Title">1.3.10 to 1.3.11</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7" office:value-type="string">
            <text:p text:style-name="Table_20_Title">1.3.9 to 1.3.10</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7" office:value-type="string">
            <text:p text:style-name="Table_20_Title">1.3.8 to 1.3.9</text:p>
          </table:table-cell>
        </table:table-row>
        <table:table-row>
          <table:table-cell table:style-name="Table8.A8"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48" text:outline-level="1"/>
      <text:h text:style-name="P8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2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e68ba2-a744ebf-1f241b7-c506db1-7d53735</meta:generator>
    <meta:creation-date>2008-10-24T09:42:32</meta:creation-date>
    <meta:editing-cycles>374</meta:editing-cycles>
    <meta:editing-duration>P11DT5H14M9S</meta:editing-duration>
    <dc:date>2012-02-24T11:43:46</dc:date>
    <dc:creator>Francis </dc:creator>
    <meta:document-statistic meta:table-count="13" meta:image-count="4" meta:object-count="0" meta:page-count="49" meta:paragraph-count="1092" meta:word-count="9491" meta:character-count="63128" meta:non-whitespace-character-count="54058"/>
    <meta:user-defined meta:name="Info 1"/>
    <meta:user-defined meta:name="Info 2"/>
    <meta:user-defined meta:name="Info 3"/>
    <meta:user-defined meta:name="Info 4"/>
  </office:meta>
</office:document-meta>
</file>